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Fine_20_Dashed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1cm" draw:marker-start="Arrow" draw:marker-end="Arrow" draw:marker-end-width="0.03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1cm" draw:marker-start="Arrow" draw:marker-end="Square" draw:marker-end-width="0.03cm" draw:textarea-horizontal-align="center" draw:textarea-vertical-align="middle" fo:padding-top="0.13cm" fo:padding-bottom="0.13cm" fo:padding-left="0.255cm" fo:padding-right="0.255cm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4.133cm" svg:height="7.439cm" svg:x="15.7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9cm" svg:height="6cm" svg:x="1.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6.4cm" svg:x="3.7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4cm" svg:height="1cm" svg:x="6.633cm" svg:y="11.481cm">
          <text:p text:style-name="P2"><text:span text:style-name="T1">wanna-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4" draw:layer="layout" svg:width="4cm" svg:height="1cm" svg:x="6.633cm" svg:y="7.581cm">
          <text:p text:style-name="P2"><text:span text:style-name="T1">quinn-di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1" draw:layer="layout" svg:width="2.755cm" svg:height="0.837cm" svg:x="16.389cm" svg:y="7.246cm">
          <text:p text:style-name="P2"><text:span text:style-name="T1">buil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2" draw:layer="layout" svg:width="2.755cm" svg:height="0.836cm" svg:x="16.389cm" svg:y="9.757cm">
          <text:p text:style-name="P2"><text:span text:style-name="T1">s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3" draw:layer="layout" svg:width="2.755cm" svg:height="0.836cm" svg:x="16.389cm" svg:y="12.267cm">
          <text:p text:style-name="P2"><text:span text:style-name="T1">sch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444cm" svg:height="0.563cm" svg:x="16.013cm" svg:y="13.337cm">
          <text:p text:style-name="P1"><text:span text:style-name="T1"><text:s text:c="2"/></text:span><text:span text:style-name="T1">Buildd-node <text:s/>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7.766cm" svg:y1="8.083cm" svg:x2="17.766cm" svg:y2="9.757cm" draw:start-shape="id1" draw:start-glue-point="6" draw:end-shape="id2" draw:end-glue-point="4" svg:d="m17766 8083v1674">
          <text:p/>
        </draw:connector>
        <draw:connector draw:style-name="gr6" draw:text-style-name="P2" draw:layer="layout" draw:type="line" svg:x1="17.766cm" svg:y1="10.593cm" svg:x2="17.766cm" svg:y2="12.267cm" draw:start-shape="id2" draw:start-glue-point="6" draw:end-shape="id3" draw:end-glue-point="4" svg:d="m17766 10593v1674">
          <text:p/>
        </draw:connector>
        <draw:custom-shape draw:style-name="gr4" draw:text-style-name="P1" draw:id="id5" draw:layer="layout" svg:width="1.5cm" svg:height="1.5cm" svg:x="4.133cm" svg:y="9.381cm">
          <text:p text:style-name="P2"><text:span text:style-name="T1">wanna-build</text:span></text:p>
          <text:p text:style-name="P2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8.632cm" svg:y1="8.581cm" svg:x2="4.883cm" svg:y2="9.381cm" draw:start-shape="id4" draw:start-glue-point="6" draw:end-shape="id5" svg:d="m8632 8581-3749 800">
          <text:p/>
        </draw:connector>
        <draw:connector draw:style-name="gr6" draw:text-style-name="P2" draw:layer="layout" draw:type="line" svg:x1="8.632cm" svg:y1="11.481cm" svg:x2="4.882cm" svg:y2="10.881cm" draw:start-shape="id6" draw:start-glue-point="4" draw:end-shape="id5" draw:end-glue-point="7" svg:d="m8632 11481-3750-600">
          <text:p/>
        </draw:connector>
        <draw:custom-shape draw:style-name="gr8" draw:text-style-name="P2" draw:id="id11" draw:layer="layout" svg:width="1.5cm" svg:height="1.5cm" svg:x="23.6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5cm" svg:height="0.5cm" svg:x="25.6cm" svg:y="9.9cm">
          <text:p text:style-name="P2"><text:span text:style-name="T1">porter</text:span></text:p>
          <draw:enhanced-geometry svg:viewBox="0 0 21600 21600" draw:mirror-horizontal="true" draw:type="rectangle" draw:enhanced-path="M 0 0 L 21600 0 21600 21600 0 21600 0 0 Z N"/>
        </draw:custom-shape>
        <draw:g draw:id="id7">
          <draw:custom-shape draw:style-name="gr8" draw:text-style-name="P2" draw:layer="layout" svg:width="1.5cm" svg:height="1.5cm" svg:x="16cm" svg:y="1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9" draw:text-style-name="P1" draw:layer="layout" svg:width="2.2cm" svg:height="1.1cm" svg:x="17.7cm" svg:y="1.2cm">
            <text:p text:style-name="P2"><text:span text:style-name="T1">パッケージ</text:span></text:p>
            <text:p text:style-name="P2"><text:span text:style-name="T1">メンテナ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0" draw:text-style-name="P2" draw:layer="layout" draw:type="curve" svg:x1="16cm" svg:y1="1.75cm" svg:x2="8.999cm" svg:y2="4cm" draw:start-shape="id7" draw:start-glue-point="3" draw:end-shape="id8" draw:end-glue-point="4" svg:d="m16000 1750c-4668 0-7001 750-7001 2250">
          <text:p/>
        </draw:connector>
        <draw:custom-shape draw:style-name="gr4" draw:text-style-name="P1" draw:id="id8" draw:layer="layout" svg:width="3cm" svg:height="1cm" svg:x="7.5cm" svg:y="4cm">
          <text:p text:style-name="P2"><text:span text:style-name="T1">p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2cm" svg:height="1.1cm" svg:x="11cm" svg:y="1.3cm">
          <text:p text:style-name="P2"><text:span text:style-name="T1">パッケージ</text:span></text:p>
          <text:p text:style-name="P2"><text:span text:style-name="T1">アップロード</text:span><text:span text:style-name="T1">(1)</text:span></text:p>
          <draw:enhanced-geometry svg:viewBox="0 0 21600 21600" draw:mirror-horizontal="true" draw:type="rectangle" draw:enhanced-path="M 0 0 L 21600 0 21600 21600 0 21600 0 0 Z N"/>
        </draw:custom-shape>
        <draw:connector draw:style-name="gr7" draw:text-style-name="P2" draw:layer="layout" draw:type="curve" svg:x1="17.766cm" svg:y1="7.246cm" svg:x2="10.5cm" svg:y2="4.499cm" draw:start-shape="id1" draw:start-glue-point="4" draw:end-shape="id8" draw:end-glue-point="10" svg:d="m17766 7246c0-1832-2422-2747-7266-2747">
          <text:p/>
        </draw:connector>
        <draw:custom-shape draw:style-name="gr9" draw:text-style-name="P1" draw:layer="layout" svg:width="4cm" svg:height="1.1cm" svg:x="12.2cm" svg:y="4.1cm">
          <text:p text:style-name="P2"><text:span text:style-name="T1">パッケージ</text:span></text:p>
          <text:p text:style-name="P2"><text:span text:style-name="T1">アップロード</text:span><text:span text:style-name="T1">(9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id="id9" draw:layer="layout" svg:width="4cm" svg:height="1cm" svg:x="2cm" svg:y="1cm">
          <text:p text:style-name="P2"><text:span text:style-name="T1">da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id="id10" draw:layer="layout" svg:width="1.5cm" svg:height="2cm" svg:x="2cm" svg:y="3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2" draw:layer="layout" draw:type="line" svg:x1="5.998cm" svg:y1="1.499cm" svg:x2="7.938cm" svg:y2="4.145cm" draw:start-shape="id9" draw:start-glue-point="7" draw:end-shape="id8" draw:end-glue-point="5" svg:d="m5998 1499 1940 2646">
          <text:p/>
        </draw:connector>
        <draw:connector draw:style-name="gr11" draw:text-style-name="P2" draw:layer="layout" draw:type="line" svg:x1="3.999cm" svg:y1="2cm" svg:x2="2.749cm" svg:y2="3.5cm" draw:start-shape="id9" draw:start-glue-point="6" draw:end-shape="id10" draw:end-glue-point="5" svg:d="m3999 2000-1250 1500">
          <text:p/>
        </draw:connector>
        <draw:custom-shape draw:style-name="gr9" draw:text-style-name="P1" draw:layer="layout" svg:width="2.2cm" svg:height="1.1cm" svg:x="1.7cm" svg:y="4.2cm">
          <text:p text:style-name="P2"><text:span text:style-name="T1">Packages.gz</text:span></text:p>
          <text:p text:style-name="P2"><text:span text:style-name="T1">Sources.gz</text:span></text:p>
          <draw:enhanced-geometry svg:viewBox="0 0 21600 21600" draw:mirror-horizontal="true" draw:type="rectangle" draw:enhanced-path="M 0 0 L 21600 0 21600 21600 0 21600 0 0 Z N"/>
        </draw:custom-shape>
        <draw:connector draw:style-name="gr7" draw:text-style-name="P2" draw:layer="layout" draw:type="line" svg:x1="3.999cm" svg:y1="2cm" svg:x2="8.632cm" svg:y2="7.581cm" draw:start-shape="id9" draw:start-glue-point="6" draw:end-shape="id4" draw:end-glue-point="4" svg:d="m3999 2000 4633 5581">
          <text:p/>
        </draw:connector>
        <draw:custom-shape draw:style-name="gr5" draw:text-style-name="P1" draw:layer="layout" svg:width="3.5cm" svg:height="0.6cm" svg:x="4.5cm" svg:y="3.9cm">
          <text:p text:style-name="P2"><text:span text:style-name="T1">db</text:span><text:span text:style-name="T1">更新</text:span><text:span text:style-name="T1">(3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4.167cm" svg:height="0.635cm" svg:x="3.533cm" svg:y="12.675cm">
          <text:p text:style-name="P1"><text:span text:style-name="T1"><text:s/></text:span><text:span text:style-name="T1">buildd.debian.org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67cm" svg:height="0.635cm" svg:x="1.733cm" svg:y="5.7cm">
          <text:p text:style-name="P1"><text:span text:style-name="T1">ftp-master.debian.org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9.144cm" svg:y1="10.174cm" svg:x2="23.6cm" svg:y2="10.249cm" draw:start-shape="id2" draw:start-glue-point="7" draw:end-shape="id11" draw:end-glue-point="6" svg:d="m19144 10174 4456 75">
          <text:p/>
        </draw:connector>
        <draw:connector draw:style-name="gr7" draw:text-style-name="P2" draw:layer="layout" svg:x1="24.349cm" svg:y1="9.5cm" svg:x2="19.144cm" svg:y2="7.664cm" draw:start-shape="id11" draw:start-glue-point="4" draw:end-shape="id1" draw:end-glue-point="7" svg:d="m24349 9500v-1836h-5205">
          <text:p/>
        </draw:connector>
        <draw:custom-shape draw:style-name="gr9" draw:text-style-name="P1" draw:layer="layout" svg:width="5.5cm" svg:height="1.1cm" svg:x="20.8cm" svg:y="6.4cm">
          <text:p text:style-name="P2"><text:span text:style-name="T1">詳細なビルド結果</text:span><text:span text:style-name="T1">(8)(</text:span><text:span text:style-name="T1">メール</text:span><text:span text:style-name="T1">)</text:span></text:p>
          <text:p text:style-name="P2"><text:span text:style-name="T2">ビルド成功</text:span><text:span text:style-name="T2">(GPG-Sign)</text:span><text:span text:style-name="T2">、失敗、</text:span></text:p>
          <text:p text:style-name="P2"><text:span text:style-name="T2">再ビルド、パッケージ依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3.2cm" svg:height="1.1cm" svg:x="5.5cm" svg:y="2.2cm">
          <text:p text:style-name="P2"><text:span text:style-name="T1">パッケージ</text:span></text:p>
          <text:p text:style-name="P2"><text:span text:style-name="T1">チェック</text:span><text:span text:style-name="T1">(2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4cm" svg:height="1.1cm" svg:x="11.1cm" svg:y="7.9cm">
          <text:p text:style-name="P2"><text:span text:style-name="T1">パッケージ</text:span></text:p>
          <text:p text:style-name="P2"><text:span text:style-name="T1">チェック</text:span><text:span text:style-name="T1">(4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3cm" svg:height="0.8cm" svg:x="16.3cm" svg:y="8.5cm">
          <text:p text:style-name="P1"><text:span text:style-name="T1">ビルド指示</text:span><text:span text:style-name="T1">(5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3cm" svg:height="0.8cm" svg:x="16.3cm" svg:y="10.9cm">
          <text:p text:style-name="P1"><text:span text:style-name="T1">ビルド</text:span><text:span text:style-name="T1">(6)</text:span></text:p>
          <draw:enhanced-geometry svg:viewBox="0 0 21600 21600" draw:mirror-horizontal="true" draw:type="rectangle" draw:enhanced-path="M 0 0 L 21600 0 21600 21600 0 21600 0 0 Z N"/>
        </draw:custom-shape>
        <draw:connector draw:style-name="gr12" draw:text-style-name="P2" draw:layer="layout" draw:type="line" svg:x1="6.633cm" svg:y1="11.98cm" svg:x2="1.7cm" svg:y2="11.949cm" draw:start-shape="id6" draw:start-glue-point="5" draw:end-shape="id12" draw:end-glue-point="10" svg:d="m6633 11980-4933-31">
          <text:p/>
        </draw:connector>
        <draw:custom-shape draw:style-name="gr9" draw:text-style-name="P1" draw:layer="layout" svg:width="2.8cm" svg:height="1cm" svg:x="0.3cm" svg:y="13cm">
          <text:p text:style-name="P2"><text:span text:style-name="T1">Wanna-build</text:span></text:p>
          <text:p text:style-name="P2"><text:span text:style-name="T1">メンテナ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3.7cm" svg:height="1.1cm" svg:x="2cm" svg:y="11.4cm">
          <text:p text:style-name="P2"><text:span text:style-name="T1">wanna-build db</text:span></text:p>
          <text:p text:style-name="P2"><text:span text:style-name="T1">の操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3.4cm" svg:height="1.1cm" svg:x="11.4cm" svg:y="11.2cm">
          <text:p text:style-name="P2"><text:span text:style-name="T1">パッケージの</text:span></text:p>
          <text:p text:style-name="P2"><text:span text:style-name="T1">ステータス変更</text:span><text:span text:style-name="T1">(9)</text:span></text:p>
          <draw:enhanced-geometry svg:viewBox="0 0 21600 21600" draw:mirror-horizontal="true" draw:type="rectangle" draw:enhanced-path="M 0 0 L 21600 0 21600 21600 0 21600 0 0 Z N"/>
        </draw:custom-shape>
        <draw:connector draw:style-name="gr13" draw:text-style-name="P2" draw:layer="layout" draw:type="line" svg:x1="10.631cm" svg:y1="11.98cm" svg:x2="16.389cm" svg:y2="7.664cm" draw:start-shape="id6" draw:start-glue-point="7" draw:end-shape="id1" svg:d="m10631 11980 5758-4316">
          <text:p/>
        </draw:connector>
        <draw:connector draw:style-name="gr12" draw:text-style-name="P2" draw:layer="layout" draw:line-skew="2.518cm 1.489cm" svg:x1="8.632cm" svg:y1="12.481cm" svg:x2="16.389cm" svg:y2="10.174cm" draw:start-shape="id6" draw:start-glue-point="6" draw:end-shape="id2" draw:end-glue-point="5" svg:d="m8632 12481v3019h6368v-5326h1389">
          <text:p/>
        </draw:connector>
        <draw:custom-shape draw:style-name="gr8" draw:text-style-name="P2" draw:id="id12" draw:layer="layout" svg:width="1.5cm" svg:height="1.5cm" svg:x="0.2cm" svg:y="1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2.5cm" svg:height="1.1cm" svg:x="10.6cm" svg:y="14.9cm">
          <text:p text:style-name="P2"><text:span text:style-name="T1">ビルド結果</text:span><text:span text:style-name="T1">(7)</text:span></text:p>
          <text:p text:style-name="P2"><text:span text:style-name="T1">(</text:span><text:span text:style-name="T1">メール</text:span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2.5cm" svg:height="1.1cm" svg:x="20.3cm" svg:y="9.7cm">
          <text:p text:style-name="P2"><text:span text:style-name="T1">ビルド結果</text:span><text:span text:style-name="T1">(7)</text:span></text:p>
          <text:p text:style-name="P2"><text:span text:style-name="T1">(</text:span><text:span text:style-name="T1">メール</text:span><text:span text:style-name="T1">)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8T01:14:19</meta:creation-date>
    <meta:editing-duration>PT01H57M26S</meta:editing-duration>
    <meta:editing-cycles>6</meta:editing-cycles>
    <dc:date>2009-11-12T16:22:30</dc:date>
    <meta:generator>OpenOffice.org/3.0$Unix OpenOffice.org_project/300m15$Build-9379</meta:generator>
    <meta:document-statistic meta:object-count="72"/>
    <meta:user-defined meta:name="情報 1"/>
    <meta:user-defined meta:name="情報 2"/>
    <meta:user-defined meta:name="情報 3"/>
    <meta:user-defined meta:name="情報 4"/>
  </office:meta>
</office:document-meta>
</file>